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25cm" fo:min-width="3.1cm"/>
      <style:paragraph-properties style:writing-mode="lr-tb"/>
    </style:style>
    <style:style style:name="gr3" style:family="graphic" style:parent-style-name="standard">
      <style:graphic-properties draw:fill-color="#dddddd" draw:textarea-horizontal-align="justify" draw:textarea-vertical-align="middle" draw:auto-grow-height="false" fo:min-height="0.95cm" fo:min-width="1.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35cm" fo:min-width="2.8cm"/>
      <style:paragraph-properties style:writing-mode="lr-tb"/>
    </style:style>
    <style:style style:name="gr5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cm" fo:min-width="1cm"/>
    </style:style>
    <style:style style:name="gr8" style:family="graphic" style:parent-style-name="standard">
      <style:graphic-properties draw:fill-color="#00a933" draw:textarea-horizontal-align="justify" draw:textarea-vertical-align="middle" draw:auto-grow-height="false" fo:min-height="0cm" fo:min-width="1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0cm" fo:min-width="0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5.014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5cm" fo:min-width="0.25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25cm" fo:min-width="0.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2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7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30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3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2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91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68cm"/>
      <style:paragraph-properties style:writing-mode="lr-tb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dddddd"/>
      <style:paragraph-properties fo:text-align="center" style:writing-mode="lr-tb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2a6099"/>
      <style:paragraph-properties fo:text-align="center"/>
    </style:style>
    <style:style style:name="P7" style:family="paragraph">
      <loext:graphic-properties draw:fill-color="#00a933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 style:writing-mode="lr-tb"/>
      <style:text-properties fo:font-size="7pt" style:font-size-asian="7pt" style:font-size-complex="7pt"/>
    </style:style>
    <style:style style:name="P11" style:family="paragraph">
      <loext:graphic-properties draw:fill-color="#000000"/>
      <style:paragraph-properties fo:text-align="center" style:writing-mode="lr-tb"/>
      <style:text-properties fo:font-size="7pt" style:font-size-asian="7pt" style:font-size-complex="7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4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6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8cm" svg:y1="1.4cm" svg:x2="10.1cm" svg:y2="1.4cm">
          <text:p/>
        </draw:line>
        <draw:line draw:style-name="gr1" draw:text-style-name="P1" draw:layer="layout" svg:x1="3.8cm" svg:y1="1.4cm" svg:x2="3.8cm" svg:y2="6cm">
          <text:p/>
        </draw:line>
        <draw:line draw:style-name="gr1" draw:text-style-name="P1" draw:layer="layout" svg:x1="3.8cm" svg:y1="6cm" svg:x2="10.1cm" svg:y2="6cm">
          <text:p/>
        </draw:line>
        <draw:line draw:style-name="gr1" draw:text-style-name="P1" draw:layer="layout" svg:x1="10.1cm" svg:y1="1.4cm" svg:x2="10.1cm" svg:y2="1.68cm">
          <text:p/>
        </draw:line>
        <draw:line draw:style-name="gr1" draw:text-style-name="P1" draw:layer="layout" svg:x1="10.1cm" svg:y1="6cm" svg:x2="10.1cm" svg:y2="5.72cm">
          <text:p/>
        </draw:line>
        <draw:line draw:style-name="gr1" draw:text-style-name="P1" draw:layer="layout" svg:x1="10.1cm" svg:y1="1.68cm" svg:x2="11.8cm" svg:y2="1.68cm">
          <text:p/>
        </draw:line>
        <draw:line draw:style-name="gr1" draw:text-style-name="P1" draw:layer="layout" svg:x1="11.8cm" svg:y1="1.68cm" svg:x2="11.8cm" svg:y2="5.72cm">
          <text:p/>
        </draw:line>
        <draw:line draw:style-name="gr1" draw:text-style-name="P1" draw:layer="layout" svg:x1="11.8cm" svg:y1="5.72cm" svg:x2="10.1cm" svg:y2="5.72cm">
          <text:p/>
        </draw:line>
        <draw:custom-shape draw:style-name="gr2" draw:text-style-name="P2" draw:layer="layout" svg:width="3.6cm" svg:height="1.5cm" svg:x="7.7cm" svg:y="2.15cm">
          <text:p text:style-name="P2">SID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6cm" svg:height="1.2cm" svg:x="3.05cm" svg:y="1.9cm">
          <text:p text:style-name="P2">USB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1.6cm" svg:x="2.792cm" svg:y="4.078cm">
          <text:p text:style-name="P2">Audio IN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3cm" svg:height="1.6cm" svg:x="9.55cm" svg:y="4.05cm">
          <text:p text:style-name="P2">Audio Out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25cm" svg:x="4.231cm" svg:y="1.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25cm" svg:x="4.55cm" svg:y="3.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0.25cm" svg:x="7.55cm" svg:y="3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0.25cm" svg:x="8.55cm" svg:y="1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cm" svg:height="0.25cm" svg:x="10.6cm" svg:y="1.8cm">
          <text:p/>
          <draw:enhanced-geometry svg:viewBox="0 0 21600 21600" draw:type="rectangle" draw:enhanced-path="M 0 0 L 21600 0 21600 21600 0 21600 0 0 Z N"/>
        </draw:custom-shape>
        <draw:frame draw:style-name="gr10" draw:text-style-name="P9" draw:layer="layout" svg:width="5.514cm" svg:height="0.607cm" svg:x="3.55cm" svg:y="5.543cm">
          <draw:text-box>
            <text:p><text:span text:style-name="T1">Sidblaster Tic Tac Rev. 1.2 2018-01</text:span></text:p>
          </draw:text-box>
        </draw:frame>
        <draw:custom-shape draw:style-name="gr11" draw:text-style-name="P11" draw:layer="layout" svg:width="0.75cm" svg:height="0.5cm" svg:x="6.8cm" svg:y="1.65cm">
          <text:p text:style-name="P10"><text:span text:style-name="T2">2 <text:s/>4 <text:s/>6</text:span></text:p>
          <text:p text:style-name="P10"><text:span text:style-name="T2">1 <text:s/>3 <text:s/>5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5cm" svg:height="0.25cm" svg:x="2.8cm" svg:y="6.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5cm" svg:height="0.25cm" svg:x="2.8cm" svg:y="7.6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cm" svg:height="0.25cm" svg:x="2.8cm" svg:y="8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5cm" svg:height="0.25cm" svg:x="8.55cm" svg:y="8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75cm" svg:height="0.5cm" svg:x="8.55cm" svg:y="6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cm" svg:height="0.25cm" svg:x="8.4cm" svg:y="7.65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521cm" svg:height="0.569cm" svg:x="4.779cm" svg:y="6.831cm">
          <draw:text-box>
            <text:p><text:span text:style-name="T3">Voltage selector</text:span></text:p>
          </draw:text-box>
        </draw:frame>
        <draw:frame draw:style-name="gr14" draw:text-style-name="P13" draw:layer="layout" svg:width="1.814cm" svg:height="0.569cm" svg:x="4.827cm" svg:y="7.581cm">
          <draw:text-box>
            <text:p><text:span text:style-name="T3">Filter caps</text:span></text:p>
          </draw:text-box>
        </draw:frame>
        <draw:frame draw:style-name="gr15" draw:text-style-name="P13" draw:layer="layout" svg:width="2.064cm" svg:height="0.569cm" svg:x="4.826cm" svg:y="8.32cm">
          <draw:text-box>
            <text:p><text:span text:style-name="T3">Paddle caps</text:span></text:p>
          </draw:text-box>
        </draw:frame>
        <draw:frame draw:style-name="gr16" draw:text-style-name="P13" draw:layer="layout" svg:width="2.28cm" svg:height="0.569cm" svg:x="9.52cm" svg:y="6.9cm">
          <draw:text-box>
            <text:p><text:span text:style-name="T3">ISP connector</text:span></text:p>
          </draw:text-box>
        </draw:frame>
        <draw:frame draw:style-name="gr17" draw:text-style-name="P13" draw:layer="layout" svg:width="2.708cm" svg:height="0.569cm" svg:x="9.55cm" svg:y="7.581cm">
          <draw:text-box>
            <text:p><text:span text:style-name="T3">Paddle connector</text:span></text:p>
          </draw:text-box>
        </draw:frame>
        <draw:frame draw:style-name="gr18" draw:text-style-name="P13" draw:layer="layout" svg:width="2.073cm" svg:height="0.569cm" svg:x="9.55cm" svg:y="8.331cm">
          <draw:text-box>
            <text:p><text:span text:style-name="T3">Shield2GND</text:span></text:p>
          </draw:text-box>
        </draw:frame>
        <draw:frame draw:style-name="gr19" draw:text-style-name="P14" draw:layer="layout" svg:width="1.806cm" svg:height="0.489cm" svg:x="8.4cm" svg:y="1.8cm">
          <draw:text-box>
            <text:p><text:span text:style-name="T4">1 <text:s/>2 <text:s/>3 <text:s/>1 <text:s/>2 <text:s/>3</text:span></text:p>
          </draw:text-box>
        </draw:frame>
        <draw:frame draw:style-name="gr19" draw:text-style-name="P14" draw:layer="layout" svg:width="1.806cm" svg:height="0.489cm" svg:x="7.4cm" svg:y="3.55cm">
          <draw:text-box>
            <text:p><text:span text:style-name="T4">1 <text:s/>2 <text:s/>3 <text:s/>1 <text:s/>2 <text:s/>3</text:span></text:p>
          </draw:text-box>
        </draw:frame>
        <draw:frame draw:style-name="gr19" draw:text-style-name="P14" draw:layer="layout" svg:width="1.806cm" svg:height="0.489cm" svg:x="2.694cm" svg:y="7.55cm">
          <draw:text-box>
            <text:p><text:span text:style-name="T4">1 <text:s/>2 <text:s/>3 <text:s/>1 <text:s/>2 <text:s/>3</text:span></text:p>
          </draw:text-box>
        </draw:frame>
        <draw:frame draw:style-name="gr19" draw:text-style-name="P14" draw:layer="layout" svg:width="1.806cm" svg:height="0.489cm" svg:x="2.6cm" svg:y="8.3cm">
          <draw:text-box>
            <text:p><text:span text:style-name="T4">1 <text:s/>2 <text:s/>3 <text:s/>1 <text:s/>2 <text:s/>3</text:span></text:p>
          </draw:text-box>
        </draw:frame>
        <draw:frame draw:style-name="gr20" draw:text-style-name="P14" draw:layer="layout" svg:width="1.332cm" svg:height="0.489cm" svg:x="8.2cm" svg:y="7.55cm">
          <draw:text-box>
            <text:p><text:span text:style-name="T4">1 <text:s/>2 <text:s/>3 <text:s/>4</text:span></text:p>
          </draw:text-box>
        </draw:frame>
        <draw:frame draw:style-name="gr20" draw:text-style-name="P14" draw:layer="layout" svg:width="1.332cm" svg:height="0.489cm" svg:x="10.468cm" svg:y="1.7cm">
          <draw:text-box>
            <text:p><text:span text:style-name="T4">1 <text:s/>2 <text:s/>3 <text:s/>4</text:span></text:p>
          </draw:text-box>
        </draw:frame>
        <draw:custom-shape draw:style-name="gr11" draw:text-style-name="P11" draw:layer="layout" svg:width="0.75cm" svg:height="0.5cm" svg:x="8.5cm" svg:y="6.85cm">
          <text:p text:style-name="P10"><text:span text:style-name="T2">2 <text:s/>4 <text:s/>6</text:span></text:p>
          <text:p text:style-name="P10"><text:span text:style-name="T2">1 <text:s/>3 <text:s/>5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0.925cm" svg:height="0.526cm" svg:x="4.595cm" svg:y="1.43cm">
          <draw:text-box>
            <text:p><text:span text:style-name="T2">JP1</text:span></text:p>
          </draw:text-box>
        </draw:frame>
        <draw:frame draw:style-name="gr22" draw:text-style-name="P15" draw:layer="layout" svg:width="1.416cm" svg:height="0.526cm" svg:x="8.5cm" svg:y="1.4cm">
          <draw:text-box>
            <text:p><text:span text:style-name="T2">JP5/JP4</text:span></text:p>
          </draw:text-box>
        </draw:frame>
        <draw:frame draw:style-name="gr22" draw:text-style-name="P15" draw:layer="layout" svg:width="1.416cm" svg:height="0.526cm" svg:x="7.6cm" svg:y="3.8cm">
          <draw:text-box>
            <text:p><text:span text:style-name="T2">JP3/JP2</text:span></text:p>
          </draw:text-box>
        </draw:frame>
        <draw:frame draw:style-name="gr21" draw:text-style-name="P15" draw:layer="layout" svg:width="0.925cm" svg:height="0.526cm" svg:x="4.896cm" svg:y="3.03cm">
          <draw:text-box>
            <text:p><text:span text:style-name="T2">JP6</text:span></text:p>
          </draw:text-box>
        </draw:frame>
        <draw:frame draw:style-name="gr23" draw:text-style-name="P15" draw:layer="layout" svg:width="0.968cm" svg:height="0.526cm" svg:x="6.65cm" svg:y="2.15cm">
          <draw:text-box>
            <text:p><text:span text:style-name="T2">SV1</text:span></text:p>
          </draw:text-box>
        </draw:frame>
        <draw:frame draw:style-name="gr23" draw:text-style-name="P15" draw:layer="layout" svg:width="0.968cm" svg:height="0.526cm" svg:x="10.65cm" svg:y="1.25cm">
          <draw:text-box>
            <text:p><text:span text:style-name="T2">SV2</text:span></text:p>
          </draw:text-box>
        </draw:frame>
        <draw:frame draw:style-name="gr23" draw:text-style-name="P15" draw:layer="layout" svg:width="0.968cm" svg:height="0.526cm" svg:x="6.65cm" svg:y="2.15cm">
          <draw:text-box>
            <text:p><text:span text:style-name="T2">SV1</text:span></text:p>
          </draw:text-box>
        </draw:frame>
        <draw:frame draw:style-name="gr21" draw:text-style-name="P15" draw:layer="layout" svg:width="0.925cm" svg:height="0.526cm" svg:x="1.796cm" svg:y="6.83cm">
          <draw:text-box>
            <text:p><text:span text:style-name="T2">JP1</text:span></text:p>
          </draw:text-box>
        </draw:frame>
        <draw:frame draw:style-name="gr22" draw:text-style-name="P15" draw:layer="layout" svg:width="1.416cm" svg:height="0.526cm" svg:x="1.5cm" svg:y="7.5cm">
          <draw:text-box>
            <text:p><text:span text:style-name="T2">JP3/JP2</text:span></text:p>
          </draw:text-box>
        </draw:frame>
        <draw:frame draw:style-name="gr22" draw:text-style-name="P15" draw:layer="layout" svg:width="1.416cm" svg:height="0.526cm" svg:x="1.5cm" svg:y="8.2cm">
          <draw:text-box>
            <text:p><text:span text:style-name="T2">JP5/JP4</text:span></text:p>
          </draw:text-box>
        </draw:frame>
        <draw:frame draw:style-name="gr23" draw:text-style-name="P15" draw:layer="layout" svg:width="0.968cm" svg:height="0.526cm" svg:x="7.55cm" svg:y="6.85cm">
          <draw:text-box>
            <text:p><text:span text:style-name="T2">SV1</text:span></text:p>
          </draw:text-box>
        </draw:frame>
        <draw:frame draw:style-name="gr23" draw:text-style-name="P15" draw:layer="layout" svg:width="0.968cm" svg:height="0.526cm" svg:x="7.55cm" svg:y="7.55cm">
          <draw:text-box>
            <text:p><text:span text:style-name="T2">SV2</text:span></text:p>
          </draw:text-box>
        </draw:frame>
        <draw:frame draw:style-name="gr21" draw:text-style-name="P15" draw:layer="layout" svg:width="0.925cm" svg:height="0.526cm" svg:x="7.597cm" svg:y="8.33cm">
          <draw:text-box>
            <text:p><text:span text:style-name="T2">JP6</text:span></text:p>
          </draw:text-box>
        </draw:frame>
        <draw:custom-shape draw:style-name="gr24" draw:text-style-name="P16" draw:layer="layout" svg:width="0.1cm" svg:height="0.25cm" svg:x="7.7cm" svg:y="2.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Andreas Schumm</meta:initial-creator>
    <meta:creation-date>2021-05-14T09:38:17.769000000</meta:creation-date>
    <dc:date>2021-05-20T09:37:39.384000000</dc:date>
    <dc:creator>Andreas Schumm</dc:creator>
    <meta:editing-duration>PT41M3S</meta:editing-duration>
    <meta:editing-cycles>6</meta:editing-cycles>
    <meta:generator>LibreOffice/7.1.3.2$Windows_X86_64 LibreOffice_project/47f78053abe362b9384784d31a6e56f8511eb1c1</meta:generator>
    <meta:document-statistic meta:object-count="52"/>
  </office:meta>
</office:document-meta>
</file>